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ext-properties style:use-window-font-color="true" fo:font-size="10pt" fo:language="en" fo:country="U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Heading_20_1">
      <style:paragraph-properties fo:break-before="pag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5050" number:language="it" number:country="IT"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Documento di specifica</text:p>
      <text:p text:style-name="P6">Virtual Disk</text:p>
      <text:p text:style-name="P7"/>
      <text:p text:style-name="P9">Specifica dettagliata dell'architettura</text:p>
      <text:p text:style-name="P10"/>
      <text:p text:style-name="P4"><text:s text:c="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8"/>
      <text:p text:style-name="P4"/>
      <text:p text:style-name="P11">Written by <text:s/>Fabrizio Filieri, Massimo Gigli, Stefano Piersanti</text:p>
      <text:p text:style-name="Standard"><text:s text:c="2"/></text:p>
      <text:p text:style-name="P12">Version # 1.00</text:p>
      <text:p text:style-name="P12"/>
      <text:p text:style-name="P12">Ultima revisione: <text:time style:data-style-name="N5050" text:time-value="2009-01-22T23:26:07">22/01/09 23.26</text:time></text:p>
      <text:p text:style-name="P13"/>
      <text:p text:style-name="P1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5">Indice generale</text:p>
          </text:index-title>
          <text:p text:style-name="P16">1 <text:s/>Specifiche<text:tab/>3</text:p>
          <text:p text:style-name="P17">1.1 <text:s/>Definizioni<text:tab/>3</text:p>
          <text:p text:style-name="P17">1.2 <text:s/>Architettura<text:tab/>3</text:p>
          <text:p text:style-name="P17">1.3 <text:s/>Figure di accesso<text:tab/>3</text:p>
          <text:p text:style-name="P18">1.3.1 <text:s/>Amministratori<text:tab/>3</text:p>
          <text:p text:style-name="P18">1.3.2 <text:s/>Utenti<text:tab/>4</text:p>
          <text:p text:style-name="P16">2 <text:s/>Client<text:tab/>4</text:p>
          <text:p text:style-name="P16">3 <text:s/>Disco<text:tab/>4</text:p>
          <text:p text:style-name="P17">3.1 <text:s/>Server del disco<text:tab/>4</text:p>
          <text:p text:style-name="P18">3.1.1 <text:s/>File<text:tab/>5</text:p>
          <text:p text:style-name="P18">3.1.2 <text:s/>File manifest di iscrizione<text:tab/>5</text:p>
          <text:p text:style-name="P17">3.2 <text:s/>Pannello di amministrazione<text:tab/>5</text:p>
          <text:p text:style-name="P17">3.3 <text:s/>Interfaccia web per gli utenti<text:tab/>5</text:p>
          <text:p text:style-name="P16">4 <text:s/>Feature<text:tab/>6</text:p>
        </text:index-body>
      </text:table-of-content>
      <text:p text:style-name="Text_20_body"/>
      <text:p text:style-name="Text_20_body"/>
      <text:p text:style-name="Text_20_body"/>
      <text:h text:style-name="P14" text:outline-level="1">Specifiche</text:h>
      <text:h text:style-name="Heading_20_2" text:outline-level="2">Definizioni</text:h>
      <text:list text:style-name="L1">
        <text:list-item>
          <text:p text:style-name="P19">Amministratore: figura di controllo e gestione del disco</text:p>
        </text:list-item>
        <text:list-item>
          <text:p text:style-name="P19">Utenti: figura autorizzata per l'accesso al disco</text:p>
        </text:list-item>
        <text:list-item>
          <text:p text:style-name="P19">Client: applicazione utilizzata dagli utenti per effettuare la connessione al disco</text:p>
        </text:list-item>
        <text:list-item>
          <text:p text:style-name="P19">Server: applicazione che gestisce il disco virtuale</text:p>
        </text:list-item>
        <text:list-item>
          <text:p text:style-name="P19">Proprietario del file: colui che effettua il primo inserimento del file nel disco</text:p>
        </text:list-item>
      </text:list>
      <text:h text:style-name="Heading_20_2" text:outline-level="2">Architettura</text:h>
      <text:p text:style-name="Text_20_body">Realizzazione di un disco virtuale in rete, nel quale gli utenti possono condividere ed accedere alle risorse caricate sul disco e organizzate secondo una struttura gerarchica in directory e sottodirectory, attraverso un controllo di accesso svolto dal server centrale che controlla il disco.</text:p>
      <text:p text:style-name="Text_20_body">I dati sul disco sono delocalizzati sui client degli utenti, mentre le informazioni <text:s/>sulla struttura del disco è centralizzata sul server centrale, il quale avrà anche il compito di controllare i permessi di accesso al disco.</text:p>
      <text:p text:style-name="Text_20_body">I client attraverso i quali gli utenti avranno accesso al sistema, dovrà prevedere la possibilità di effettuare connessioni a più dischi, e permettere l'iscrizione al disco attraverso un file manifest con le metainformazioni sul disco virtuale.</text:p>
      <text:p text:style-name="Text_20_body">(Diagrammi dei componenti e loro relazioni)</text:p>
      <text:h text:style-name="Heading_20_2" text:outline-level="2">Figure di accesso</text:h>
      <text:h text:style-name="Heading_20_3" text:outline-level="3">Amministratori</text:h>
      <text:p text:style-name="Text_20_body">Gli amministratori sono coloro che hanno accesso completo al disco e alla sua configurazione. Essi svolgono lo loro funzione attraverso un pannello di amministrazione web accessibile tramite browser.</text:p>
      <text:p text:style-name="Text_20_body"/>
      <text:p text:style-name="Text_20_body">Degli amministratori servirà conoscere i seguenti dati:</text:p>
      <text:list text:style-name="L2">
        <text:list-item>
          <text:p text:style-name="P20">userid</text:p>
        </text:list-item>
        <text:list-item>
          <text:p text:style-name="P20">password</text:p>
        </text:list-item>
        <text:list-item>
          <text:p text:style-name="P20">email</text:p>
        </text:list-item>
        <text:list-item>
          <text:p text:style-name="P20">ultimo login</text:p>
        </text:list-item>
      </text:list>
      <text:p text:style-name="Text_20_body"/>
      <text:p text:style-name="Text_20_body">Gli amministratori potranno svolgere le seguenti attività di controllo:</text:p>
      <text:list text:style-name="L3">
        <text:list-item>
          <text:p text:style-name="P21">Impostare il nome del disco</text:p>
        </text:list-item>
        <text:list-item>
          <text:p text:style-name="P21">Gestione del proprio profilo (cambio profilo, cambio password)</text:p>
        </text:list-item>
        <text:list-item>
          <text:p text:style-name="P21"><text:soft-page-break/>Gestire gli utenti (aggiunta, eliminazione, modifica, blocco)</text:p>
        </text:list-item>
        <text:list-item>
          <text:p text:style-name="P21">Impostare le estensioni accettate nel disco</text:p>
        </text:list-item>
        <text:list-item>
          <text:p text:style-name="P21">Eliminazione di un file dal disco</text:p>
        </text:list-item>
      </text:list>
      <text:h text:style-name="Heading_20_3" text:outline-level="3">Utenti</text:h>
      <text:p text:style-name="Text_20_body">Gli utenti sono coloro che accedono al disco, e potranno consultare (navigare nelll'albero del disco), scaricare e caricare contenuti sul disco in base ai loro permessi di accesso, e in base alle restrizioni imposte dagli amministratori.</text:p>
      <text:p text:style-name="Text_20_body">Dovrà inoltre essere loro concessa, la possibilità di effettuare ricerche all'interno del disco.</text:p>
      <text:p text:style-name="Text_20_body">L'accesso al disco avverrà attraverso il client, mentre per la gestione del proprio profilo, registrarsi al disco, e cambiare la password, sarà reso disponibile un'interfaccia web.</text:p>
      <text:p text:style-name="Text_20_body">Tramite l'interfaccia web, sarà inoltre possibile per gli utenti, scaricare i file direttamente dal web, senza l'ausilio del cient. Non è prevista la possibilità di caricare file attraverso l'interfaccia web degli utenti.</text:p>
      <text:p text:style-name="Text_20_body">Per ciascun utente occorre conoscere la userid, la password, l'indirizzo email, la data dell'ultimo login.</text:p>
      <text:h text:style-name="Heading_20_1" text:outline-level="1">Client</text:h>
      <text:p text:style-name="Text_20_body">Il client dovrà essere un software stand-alone in grado di effettuare diverse connessioni simultanee a diversi dischi virtuali. </text:p>
      <text:p text:style-name="Text_20_body">Il client sarà in grado di effettuare la registrazione a diversi dischi virtuali, attraverso il caricamento di un file manifest con le informazioni del disco. Dovrà inoltre essere possibile attraverso l'interfaccia grafica, effettuare la connessione e la disconnessione dai dischi registrati nel client in maniera indipendente tra loro.</text:p>
      <text:p text:style-name="Text_20_body">Per ciascun disco il client permetterà di navigare all'interno della struttura ad albero del disco, caricare file (se si hanno i giusti diritti di accesso), scaricare i file, effettuare ricerche all'interno del disco.</text:p>
      <text:h text:style-name="Heading_20_1" text:outline-level="1">Disco</text:h>
      <text:p text:style-name="Text_20_body">Il disco virtuale, è composto dal server del disco che si occupa delle connessioni dei client al disco, dal pannello di amministrazione via web per gli amministratori, e dall pannello web per gli utenti.</text:p>
      <text:h text:style-name="Heading_20_2" text:outline-level="2">Server del disco</text:h>
      <text:p text:style-name="Text_20_body">Ogni disco è individuato da un nome, una descrizione e da un eventuale immagine come logo.</text:p>
      <text:p text:style-name="Text_20_body">Conterrà inoltre le seguenti informazioni: le tipologie di file consentite e la struttura ad albero delle directory del disco.<text:tab/></text:p>
      <text:p text:style-name="Text_20_body">Il suo compito è quello di controllare i diritti di accesso degli utenti che si collegano tramite client al disco, e di mettere in comunicazione i vari client tra loro per lo <text:soft-page-break/>scaricamento del file.</text:p>
      <text:p text:style-name="Text_20_body">Inoltre esso dovrà accettare le richieste di inserimento di nuovi file nel disco e permettere di effettuare ricerche.</text:p>
      <text:h text:style-name="Heading_20_3" text:outline-level="3">File</text:h>
      <text:p text:style-name="Text_20_body">Per ciascun file inserito nel disco dovranno essere presenti le seguenti informazioni: il nome del file, l'md5, la dimensione, il proprietario, la data di inserimento, l'estensione, il tipo mime, i tags, la descrizione, la versione, e la posizione nel disco virtuale (path).</text:p>
      <text:h text:style-name="Heading_20_3" text:outline-level="3">File manifest di iscrizione</text:h>
      <text:p text:style-name="Text_20_body">Il file manifest, il cui compito è quello di permettere ai client una facile connessione al disco, dovrà contenere le seguenti informazioni: nome del disco, indirizzo del server, porta di connessione dell'interfaccia web, porta di connessione del server del disco e descrizione del disco.</text:p>
      <text:h text:style-name="Heading_20_2" text:outline-level="2">Pannello di amministrazione</text:h>
      <text:p text:style-name="Text_20_body">Il pannello di amministrazione del disco dovrà girare su un browser, come applicazione web, e permetterà agli amministratori di gestire il disco, i permessi di accesso e il proprio profilo.</text:p>
      <text:p text:style-name="Text_20_body">La gestione del disco dovrà permettere di gestire le estensioni dei file consentiti, di eliminare file dal disco, di gestire la struttura del disco (creazione di directory, eliminazione di directory, spostamento di directory).</text:p>
      <text:p text:style-name="Text_20_body">Le gestione degli utenti dovrà permettere l'inserimento di un nuovo utente, la modifica dei suoi parametri e l'eliminazione.</text:p>
      <text:p text:style-name="Text_20_body">La gestione del profilo personale dovrà permettere il cambio della password e delle informazioni per i contatti (indirizzi email).</text:p>
      <text:p text:style-name="Text_20_body"/>
      <text:h text:style-name="Heading_20_2" text:outline-level="2">Interfaccia web per gli utenti</text:h>
      <text:p text:style-name="Text_20_body">L'interfaccia web del disco per gli utenti, dovrà permettere agli utenti di effettuare la registrazione al disco virtuale e di scaricare il file manifest da caricare all'interno del client, e il client stesso.</text:p>
      <text:p text:style-name="Text_20_body">Il disco dovrà anche contenere un'area riservata, attraverso la quale gli utenti registrati potranno modificare i dati del proprio profilo, cambiare la propria password, e potranno scaricare file presenti sul disco anche senza utilizzare il client.</text:p>
      <text:p text:style-name="Text_20_body">Data la delocalizzazione dei dati del disco, lo scaricamento dei file attraverso l'area riservata dell'interfaccia web degli utenti, dovrà funzionare con un sistema di prenotazioni che permetterà di azionare lo scaricamento del file dal disco, e una volta terminato, esso sarà reso disponibile per il download via web. A ciascun utente sarà consentito effettuare un numero prefissato di prenotazioni.</text:p>
      <text:p text:style-name="Text_20_body"/>
      <text:h text:style-name="Heading_20_1" text:outline-level="1"><text:soft-page-break/>Feature</text:h>
      <text:p text:style-name="Text_20_body">Tra le possibili funzionalità attivabili in future versioni, si segnalano:</text:p>
      <text:list text:style-name="L4">
        <text:list-item>
          <text:p text:style-name="P22">Permessi specifici su determinate cartelle del disco</text:p>
        </text:list-item>
      </text:list>
      <text:list text:style-name="L5">
        <text:list-item>
          <text:p text:style-name="P23">Uso del sistema di prenotazione come cache</text:p>
        </text:list-item>
        <text:list-item>
          <text:p text:style-name="P23">Possibilità di replicare i contenuti sul disco per permettere sempre uno scaricamento</text:p>
        </text:list-item>
        <text:list-item>
          <text:p text:style-name="P23">Possibilità di inserimento diretto nel disco come fonte primaria di diffusione</text:p>
        </text:list-item>
      </text:list>
      <text:list text:style-name="L6">
        <text:list-item>
          <text:p text:style-name="P24">Controllo dello stato di scaricamento via web</text:p>
        </text:list-item>
        <text:list-item>
          <text:p text:style-name="P24">Anteprime dei file</text:p>
        </text:list-item>
        <text:list-item>
          <text:p text:style-name="P24">Rinominare i file</text:p>
        </text:list-item>
        <text:list-item>
          <text:p text:style-name="P24">spostare i file</text:p>
        </text:list-item>
        <text:list-item>
          <text:p text:style-name="P24">diagrammi stato di avanzamento del download</text:p>
        </text:list-item>
        <text:list-item>
          <text:p text:style-name="P24">Possibilità di scaricare le risorse anche da client che possiedono solo componenti parziali della risors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Verdana" svg:font-family="Verdana" style:font-adornments="Normal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ext-properties style:font-name="Bitstream Vera Sans"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34_SS_20_-_20_Testo_20_Standard_20_" style:display-name="4SS - Testo Standard " style:family="paragraph" style:parent-style-name="Standard" style:master-page-name="">
      <style:paragraph-properties style:page-number="auto" fo:background-color="transparent" style:shadow="none">
        <style:tab-stops/>
        <style:background-image/>
      </style:paragraph-properties>
      <style:text-properties fo:color="#666666" style:font-name="Verdana" fo:font-size="11pt"/>
    </style:style>
    <style:style style:name="_34_SS_20_-_20_Titolo_20_Standard" style:display-name="4SS - Titolo Standard" style:family="paragraph" style:parent-style-name="Standard" style:master-page-name="">
      <style:paragraph-properties fo:text-align="center" style:justify-single-word="false" style:page-number="auto"/>
      <style:text-properties fo:color="#00ae00" style:font-name="Verdana" fo:font-size="14pt" style:font-size-asian="15pt" style:font-size-complex="1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cm" fo:border="none"/>
    </style:style>
    <style:style style:name="P1" style:family="paragraph" style:parent-style-name="Header">
      <style:paragraph-properties fo:text-align="center" style:justify-single-word="false"/>
      <style:text-properties fo:color="#999999" style:font-name="Bitstream Vera Sans2" fo:font-size="10pt" fo:language="en" fo:country="US" style:font-name-asian="Times New Roman" style:font-size-asian="10pt" style:font-name-complex="Times New Roman" style:font-size-complex="10pt" style:language-complex="ar" style:country-complex="SA"/>
    </style:style>
    <style:style style:name="P2" style:family="paragraph" style:parent-style-name="Footer">
      <style:paragraph-properties fo:margin-left="0cm" fo:margin-right="0.635cm" fo:text-indent="0cm" style:auto-text-indent="false"/>
      <style:text-properties fo:color="#808080" fo:font-size="10pt" fo:language="en" fo:country="US" style:font-name-asian="Times New Roman" style:font-size-asian="10pt" style:font-name-complex="Times New Roman" style:font-size-complex="10pt" style:language-complex="ar" style:country-complex="SA"/>
    </style:style>
    <style:style style:name="P3" style:family="paragraph" style:parent-style-name="Table_20_Contents">
      <style:paragraph-properties fo:text-align="end" style:justify-single-word="false"/>
      <style:text-properties fo:color="#999999"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Intestazione</text:p>
      </style:header>
      <style:footer>
        <table:table table:name="Tabella1" table:style-name="Tabella1">
          <table:table-column table:style-name="Tabella1.A"/>
          <table:table-column table:style-name="Tabella1.B"/>
          <table:table-row>
            <table:table-cell table:style-name="Tabella1.A1" office:value-type="string">
              <text:p text:style-name="P2"/>
            </table:table-cell>
            <table:table-cell table:style-name="Tabella1.A1" office:value-type="string">
              <text:p text:style-name="P3"><text:page-number text:select-page="current">3</text:page-number>/<text:page-count>6</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9-28T12:56:49</meta:creation-date>
    <dc:creator>Fabrizio Filieri</dc:creator>
    <dc:date>2009-01-22T23:26:07</dc:date>
    <meta:print-date>2006-10-06T14:22:12</meta:print-date>
    <dc:language>it-IT</dc:language>
    <meta:editing-cycles>155</meta:editing-cycles>
    <meta:editing-duration>PT19H20M15S</meta:editing-duration>
    <meta:user-defined meta:name="Info 1"/>
    <meta:user-defined meta:name="Info 2"/>
    <meta:user-defined meta:name="Info 3"/>
    <meta:user-defined meta:name="Info 4"/>
    <meta:document-statistic meta:table-count="1" meta:image-count="0" meta:object-count="0" meta:page-count="6" meta:paragraph-count="93" meta:word-count="1095" meta:character-count="7308"/>
  </office:meta>
</office:document-meta>
</file>